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94cm" fo:min-width="0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top" draw:auto-grow-height="false" fo:min-height="14.38cm" fo:min-width="1.13cm" fo:wrap-option="no-wrap"/>
    </style:style>
    <style:style style:name="gr5" style:family="graphic" style:parent-style-name="standard">
      <style:graphic-properties draw:textarea-vertical-align="top" draw:auto-grow-height="false" fo:min-height="10.742cm" fo:min-width="1.492cm" fo:wrap-option="no-wrap"/>
    </style:style>
    <style:style style:name="gr6" style:family="graphic" style:parent-style-name="standard">
      <style:graphic-properties draw:textarea-vertical-align="top" draw:auto-grow-height="false" fo:min-height="2.832cm" fo:min-width="1.492cm" fo:wrap-option="no-wrap"/>
    </style:style>
    <style:style style:name="gr7" style:family="graphic" style:parent-style-name="standard">
      <style:graphic-properties draw:textarea-vertical-align="top" draw:auto-grow-height="false" fo:min-height="6.732cm" fo:min-width="1.492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黑体" fo:font-size="10.5pt" fo:text-shadow="none" style:font-name-asian="黑体" style:font-size-asian="10.5pt" style:font-size-complex="10.5pt"/>
    </style:style>
    <style:style style:name="T1" style:family="text">
      <style:text-properties style:text-position="-33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5pt" style:font-size-asian="15pt" style:font-size-complex="15pt"/>
    </style:style>
    <style:style style:name="T4" style:family="text">
      <style:text-properties style:font-name="黑体" fo:font-size="10.5pt" fo:text-shadow="none" style:font-name-asian="黑体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1cm" svg:height="1.19cm" svg:x="3cm" svg:y="3cm">
          <text:p text:style-name="P1">F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.19cm" svg:x="5cm" svg:y="3cm">
          <text:p text:style-name="P1">F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cm" svg:height="1.19cm" svg:x="7cm" svg:y="3cm">
          <text:p text:style-name="P1">F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cm" svg:height="1.19cm" svg:x="9cm" svg:y="3cm">
          <text:p text:style-name="P1">F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1.19cm" svg:x="11cm" svg:y="3cm">
          <text:p text:style-name="P1">F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cm" svg:height="1.19cm" svg:x="13cm" svg:y="3cm">
          <text:p text:style-name="P1">F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1.19cm" svg:x="15cm" svg:y="3cm">
          <text:p text:style-name="P1">F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1.19cm" svg:x="17cm" svg:y="3cm">
          <text:p text:style-name="P1">F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1.19cm" svg:x="3cm" svg:y="7cm">
          <text:p text:style-name="P1"><text:span text:style-name="T2">F</text:span><text:span text:style-name="T3">0~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5cm" svg:y1="4.19cm" svg:x2="3.5cm" svg:y2="7cm" draw:start-shape="id1" draw:start-glue-point="2" draw:end-shape="id2" draw:end-glue-point="0" svg:d="M3500 4190v2810" svg:viewBox="0 0 1 2811">
          <text:p text:style-name="P1">⊕　</text:p>
        </draw:connector>
        <draw:connector draw:style-name="gr3" draw:text-style-name="P3" draw:layer="layout" svg:x1="5.5cm" svg:y1="4.19cm" svg:x2="3.5cm" svg:y2="7cm" draw:start-shape="id3" draw:start-glue-point="2" draw:end-shape="id2" draw:end-glue-point="0" svg:d="M5500 4190v1405h-2000v1405" svg:viewBox="0 0 2001 2811">
          <text:p/>
        </draw:connector>
        <draw:custom-shape draw:style-name="gr1" draw:text-style-name="P2" xml:id="id5" draw:id="id5" draw:layer="layout" svg:width="1cm" svg:height="1.19cm" svg:x="7cm" svg:y="7cm">
          <text:p text:style-name="P1"><text:span text:style-name="T2">F</text:span><text:span text:style-name="T3">2~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5cm" svg:y1="4.19cm" svg:x2="7.5cm" svg:y2="7cm" draw:start-shape="id4" draw:start-glue-point="2" draw:end-shape="id5" svg:d="M7500 4190v2810" svg:viewBox="0 0 1 2811">
          <text:p text:style-name="P1">⊕　</text:p>
        </draw:connector>
        <draw:connector draw:style-name="gr3" draw:text-style-name="P3" draw:layer="layout" svg:x1="9.5cm" svg:y1="4.19cm" svg:x2="7.5cm" svg:y2="7cm" draw:start-shape="id6" draw:start-glue-point="2" draw:end-shape="id5" draw:end-glue-point="0" svg:d="M9500 4190v1405h-2000v1405" svg:viewBox="0 0 2001 2811">
          <text:p/>
        </draw:connector>
        <draw:custom-shape draw:style-name="gr1" draw:text-style-name="P2" xml:id="id8" draw:id="id8" draw:layer="layout" svg:width="1cm" svg:height="1.19cm" svg:x="11cm" svg:y="7cm">
          <text:p text:style-name="P1"><text:span text:style-name="T2">F</text:span><text:span text:style-name="T3">4~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5cm" svg:y1="4.19cm" svg:x2="11.5cm" svg:y2="7cm" draw:start-shape="id7" draw:start-glue-point="2" draw:end-shape="id8" svg:d="M11500 4190v2810" svg:viewBox="0 0 1 2811">
          <text:p text:style-name="P1">⊕　</text:p>
        </draw:connector>
        <draw:connector draw:style-name="gr3" draw:text-style-name="P3" draw:layer="layout" svg:x1="13.5cm" svg:y1="4.19cm" svg:x2="11.5cm" svg:y2="7cm" draw:start-shape="id9" draw:start-glue-point="2" draw:end-shape="id8" draw:end-glue-point="0" svg:d="M13500 4190v1405h-2000v1405" svg:viewBox="0 0 2001 2811">
          <text:p/>
        </draw:connector>
        <draw:custom-shape draw:style-name="gr1" draw:text-style-name="P2" xml:id="id11" draw:id="id11" draw:layer="layout" svg:width="1cm" svg:height="1.19cm" svg:x="15cm" svg:y="7cm">
          <text:p text:style-name="P1"><text:span text:style-name="T2">F</text:span><text:span text:style-name="T3">6~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5cm" svg:y1="4.19cm" svg:x2="15.5cm" svg:y2="7cm" draw:start-shape="id10" draw:start-glue-point="2" draw:end-shape="id11" draw:end-glue-point="0" svg:d="M15500 4190v2810" svg:viewBox="0 0 1 2811">
          <text:p text:style-name="P1">⊕　</text:p>
        </draw:connector>
        <draw:connector draw:style-name="gr3" draw:text-style-name="P3" draw:layer="layout" svg:x1="17.5cm" svg:y1="4.19cm" svg:x2="15.5cm" svg:y2="7cm" draw:start-shape="id12" draw:start-glue-point="2" draw:end-shape="id11" draw:end-glue-point="0" svg:d="M17500 4190v1405h-2000v1405" svg:viewBox="0 0 2001 2811">
          <text:p/>
        </draw:connector>
        <draw:custom-shape draw:style-name="gr1" draw:text-style-name="P2" xml:id="id13" draw:id="id13" draw:layer="layout" svg:width="1cm" svg:height="1.19cm" svg:x="3cm" svg:y="11cm">
          <text:p text:style-name="P1"><text:span text:style-name="T2">F</text:span><text:span text:style-name="T3">0~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5cm" svg:y1="8.19cm" svg:x2="3.5cm" svg:y2="11cm" draw:start-shape="id2" draw:start-glue-point="2" draw:end-shape="id13" draw:end-glue-point="0" svg:d="M3500 8190v2810" svg:viewBox="0 0 1 2811">
          <text:p text:style-name="P1">⊕　</text:p>
        </draw:connector>
        <draw:connector draw:style-name="gr3" draw:text-style-name="P3" draw:layer="layout" svg:x1="7.5cm" svg:y1="8.19cm" svg:x2="3.5cm" svg:y2="11cm" draw:start-shape="id5" draw:start-glue-point="2" draw:end-shape="id13" draw:end-glue-point="0" svg:d="M7500 8190v1405h-4000v1405" svg:viewBox="0 0 4001 2811">
          <text:p/>
        </draw:connector>
        <draw:custom-shape draw:style-name="gr1" draw:text-style-name="P2" xml:id="id14" draw:id="id14" draw:layer="layout" svg:width="1cm" svg:height="1.19cm" svg:x="11cm" svg:y="11cm">
          <text:p text:style-name="P1"><text:span text:style-name="T2">F</text:span><text:span text:style-name="T3">4~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5cm" svg:y1="8.19cm" svg:x2="11.5cm" svg:y2="11cm" draw:start-shape="id8" draw:start-glue-point="2" draw:end-shape="id14" draw:end-glue-point="0" svg:d="M11500 8190v2810" svg:viewBox="0 0 1 2811">
          <text:p text:style-name="P1">⊕　</text:p>
        </draw:connector>
        <draw:connector draw:style-name="gr3" draw:text-style-name="P3" draw:layer="layout" svg:x1="15.5cm" svg:y1="8.19cm" svg:x2="11.5cm" svg:y2="11cm" draw:start-shape="id11" draw:start-glue-point="2" draw:end-shape="id14" draw:end-glue-point="0" svg:d="M15500 8190v1405h-4000v1405" svg:viewBox="0 0 4001 2811">
          <text:p/>
        </draw:connector>
        <draw:custom-shape draw:style-name="gr1" draw:text-style-name="P2" xml:id="id15" draw:id="id15" draw:layer="layout" svg:width="1cm" svg:height="1.19cm" svg:x="3cm" svg:y="15cm">
          <text:p text:style-name="P1"><text:span text:style-name="T2">F</text:span><text:span text:style-name="T3">0~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5cm" svg:y1="12.19cm" svg:x2="3.5cm" svg:y2="15cm" draw:start-shape="id13" draw:start-glue-point="2" draw:end-shape="id15" draw:end-glue-point="0" svg:d="M3500 12190v2810" svg:viewBox="0 0 1 2811">
          <text:p text:style-name="P1">⊕　</text:p>
        </draw:connector>
        <draw:connector draw:style-name="gr3" draw:text-style-name="P3" draw:layer="layout" svg:x1="11.5cm" svg:y1="12.19cm" svg:x2="3.5cm" svg:y2="15cm" draw:start-shape="id14" draw:start-glue-point="2" draw:end-shape="id15" draw:end-glue-point="0" svg:d="M11500 12190v1405h-8000v1405" svg:viewBox="0 0 8001 2811">
          <text:p/>
        </draw:connector>
        <draw:custom-shape draw:style-name="gr4" draw:text-style-name="P4" draw:layer="layout" svg:width="2cm" svg:height="15cm" svg:x="2.5cm" svg:y="2cm">
          <text:p><text:span text:style-name="T4">线程</text:span><text:span text:style-name="T4">0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draw:layer="layout" svg:width="2.01cm" svg:height="11.01cm" svg:x="10.5cm" svg:y="2.001cm">
          <text:p><text:span text:style-name="T4">线程</text:span><text:span text:style-name="T4">4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4" draw:layer="layout" svg:width="2.01cm" svg:height="3.1cm" svg:x="4.5cm" svg:y="2.001cm">
          <text:p><text:span text:style-name="T4">线程</text:span><text:span text:style-name="T4">1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4" draw:layer="layout" svg:width="2.01cm" svg:height="3.1cm" svg:x="8.5cm" svg:y="2.002cm">
          <text:p><text:span text:style-name="T4">线程</text:span><text:span text:style-name="T4">3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4" draw:layer="layout" svg:width="2.01cm" svg:height="7cm" svg:x="6.5cm" svg:y="2.002cm">
          <text:p><text:span text:style-name="T4">线程</text:span><text:span text:style-name="T4">2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4" draw:layer="layout" svg:width="2.01cm" svg:height="3.1cm" svg:x="12.5cm" svg:y="2.002cm">
          <text:p><text:span text:style-name="T4">线程</text:span><text:span text:style-name="T4">5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4" draw:layer="layout" svg:width="2.01cm" svg:height="3.1cm" svg:x="16.5cm" svg:y="2.003cm">
          <text:p><text:span text:style-name="T4">线程</text:span><text:span text:style-name="T4">7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4" draw:layer="layout" svg:width="2.01cm" svg:height="7cm" svg:x="14.5cm" svg:y="2.003cm">
          <text:p><text:span text:style-name="T4">线程</text:span><text:span text:style-name="T4">6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.15142428785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" svg:font-family="黑体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5:59:29.588409119</meta:creation-date>
    <dc:date>2017-05-17T16:47:05.475740726</dc:date>
    <meta:editing-duration>PT26M54S</meta:editing-duration>
    <meta:editing-cycles>3</meta:editing-cycles>
    <meta:generator>LibreOffice/5.3.3.2$Linux_X86_64 LibreOffice_project/30m0$Build-2</meta:generator>
    <meta:document-statistic meta:object-count="37"/>
  </office:meta>
</office:document-meta>
</file>